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style:font-size-asian="15pt" style:font-size-complex="15pt"/>
    </style:style>
    <style:style style:name="P2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style:font-size-asian="15pt" style:font-size-complex="15pt"/>
    </style:style>
    <style:style style:name="P3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2e32f" style:font-size-asian="15pt" style:font-size-complex="15pt"/>
    </style:style>
    <style:style style:name="P4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13f1d" style:font-size-asian="15pt" style:font-size-complex="15pt"/>
    </style:style>
    <style:style style:name="P5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2e32f" style:font-size-asian="15pt" style:font-size-complex="15pt"/>
    </style:style>
    <style:style style:name="P6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13f1d" style:font-size-asian="15pt" style:font-size-complex="15pt"/>
    </style:style>
    <style:style style:name="P7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445ab" style:font-size-asian="15pt" style:font-size-complex="15pt"/>
    </style:style>
    <style:style style:name="P8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13f1d" style:font-size-asian="15pt" style:font-size-complex="15pt"/>
    </style:style>
    <style:style style:name="P9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445ab" style:font-size-asian="15pt" style:font-size-complex="15pt"/>
    </style:style>
    <style:style style:name="P10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officeooo:paragraph-rsid="001445ab" style:font-size-asian="15pt" style:font-size-complex="15pt"/>
    </style:style>
    <style:style style:name="P11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officeooo:paragraph-rsid="001445ab" style:font-size-asian="15pt" style:font-size-complex="15pt"/>
    </style:style>
    <style:style style:name="P12" style:family="paragraph" style:parent-style-name="Standard" style:master-page-name="">
      <loext:graphic-properties draw:fill="none"/>
      <style:paragraph-properties fo:margin-left="1.7cm" fo:margin-right="2.9cm" fo:text-indent="1.199cm" style:auto-text-indent="false" style:page-number="auto" fo:background-color="transparent"/>
      <style:text-properties fo:font-size="15pt" officeooo:rsid="00113f1d" officeooo:paragraph-rsid="001445ab" style:font-size-asian="15pt" style:font-size-complex="15pt"/>
    </style:style>
    <style:style style:name="P13" style:family="paragraph" style:parent-style-name="Standard">
      <loext:graphic-properties draw:fill="none"/>
      <style:paragraph-properties fo:margin-left="1.7cm" fo:margin-right="2.9cm" fo:text-indent="1.199cm" style:auto-text-indent="false" fo:background-color="transparent"/>
      <style:text-properties fo:font-size="15pt" officeooo:rsid="00113f1d" officeooo:paragraph-rsid="001445ab" style:font-size-asian="15pt" style:font-size-complex="15pt"/>
    </style:style>
    <style:style style:name="T1" style:family="text">
      <style:text-properties officeooo:rsid="00113f1d"/>
    </style:style>
    <style:style style:name="T2" style:family="text">
      <style:text-properties officeooo:rsid="0012e32f"/>
    </style:style>
    <style:style style:name="T3" style:family="text">
      <style:text-properties officeooo:rsid="001445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Atividades 3º séries</text:span></text:p>
      <text:p text:style-name="P2"/>
      <text:p text:style-name="P4">As atividades das <text:span text:style-name="T2">3</text:span>º séries consistiram em uma <text:span text:style-name="T3">em atividades de raciocínio lógico onde os mesmos eram desafiados em quebra cabeças, Sudoku, jogo de afundar o submarino. Jogos que fazem com que as crianças pensem como resolver e todos se encontram do Gcompris.</text:span></text:p>
      <text:p text:style-name="P6"/>
      <text:p text:style-name="P10"><text:s text:c="3"/><text:span text:style-name="T1">Atividades 3º séries</text:span></text:p>
      <text:p text:style-name="P9"/>
      <text:p text:style-name="P12">As atividades das <text:span text:style-name="T2">3</text:span>º séries consistiram em uma <text:span text:style-name="T3">em atividades de raciocínio lógico onde os mesmos eram desafiados em quebra cabeças, Sudoku, jogo de afundar o submarino. Jogos que fazem com que as crianças pensem como resolver e todos se encontram do Gcompris.</text:span></text:p>
      <text:p text:style-name="P13"/>
      <text:p text:style-name="P10"><text:s/><text:span text:style-name="T1">Atividades 3º séries</text:span></text:p>
      <text:p text:style-name="P9"/>
      <text:p text:style-name="P7">As atividades das <text:span text:style-name="T2">3</text:span>º séries consistiram em uma <text:span text:style-name="T3">em atividades de raciocínio lógico onde os mesmos eram desafiados em quebra cabeças, Sudoku, jogo de afundar o submarino. Jogos que fazem com que as crianças pensem como resolver e todos se encontram do Gcompr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3:48:27.844000000</meta:creation-date>
    <dc:date>2016-07-14T14:08:45.777000000</dc:date>
    <meta:editing-duration>PT15M32S</meta:editing-duration>
    <meta:editing-cycles>4</meta:editing-cycles>
    <meta:generator>LibreOffice/5.1.2.2$Windows_x86 LibreOffice_project/d3bf12ecb743fc0d20e0be0c58ca359301eb705f</meta:generator>
    <meta:print-date>2016-04-28T13:57:40.397000000</meta:print-date>
    <meta:document-statistic meta:table-count="0" meta:image-count="0" meta:object-count="0" meta:page-count="1" meta:paragraph-count="6" meta:word-count="138" meta:character-count="842" meta:non-whitespace-character-count="705"/>
  </office:meta>
</office:document-meta>
</file>